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30eb" officeooo:paragraph-rsid="000330eb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330eb" officeooo:paragraph-rsid="000330eb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330eb" officeooo:paragraph-rsid="00034915" style:font-weight-asian="normal" style:font-weight-complex="normal"/>
    </style:style>
    <style:style style:name="P4" style:family="paragraph" style:parent-style-name="Standard">
      <style:text-properties fo:font-weight="normal" officeooo:rsid="000330eb" officeooo:paragraph-rsid="0003491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34915" officeooo:paragraph-rsid="00034915" style:font-weight-asian="normal" style:font-weight-complex="normal"/>
    </style:style>
    <style:style style:name="P6" style:family="paragraph" style:parent-style-name="Standard">
      <style:text-properties fo:font-size="15pt" fo:font-weight="bold" officeooo:rsid="000330eb" officeooo:paragraph-rsid="000330eb" style:font-size-asian="15pt" style:font-weight-asian="bold" style:font-size-complex="15pt" style:font-weight-complex="bold"/>
    </style:style>
    <style:style style:name="T1" style:family="text">
      <style:text-properties officeooo:rsid="000349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491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kument pro schválení</text:p>
      <text:p text:style-name="P6"/>
      <text:p text:style-name="P1">Ohodnocení</text:p>
      <text:list xml:id="list4475193702459897371" text:style-name="L1">
        <text:list-item>
          <text:p text:style-name="P2">Jaký bude mít rozsah slovní ohodnocení?</text:p>
          <text:p text:style-name="P2">4000 znaků</text:p>
          <text:p text:style-name="P2"/>
        </text:list-item>
        <text:list-item>
          <text:p text:style-name="P2">Jsou otázky v ohodnocení vždy stejné?</text:p>
          <text:p text:style-name="P2">Ano, otázky jsou vždy ve všech ohodnocení stejné.</text:p>
          <text:p text:style-name="P2"/>
        </text:list-item>
        <text:list-item>
          <text:p text:style-name="P2">Má ohodnocení název?</text:p>
          <text:p text:style-name="P3">Ano, ohodnocení bude mít název, který se bude moct zadat v rozhraní. Pokud se nezadá, automaticky se vygeneruje.</text:p>
        </text:list-item>
      </text:list>
      <text:p text:style-name="P4"><text:span text:style-name="T3">Zaměstnanci</text:span></text:p>
      <text:list xml:id="list7481412105084520708" text:style-name="L2">
        <text:list-item>
          <text:p text:style-name="P5">Může mít jeden zaměstnanec více pracovišť?</text:p>
          <text:p text:style-name="P5">Ne, zaměstnanec má vždy jen jedno pracoviště(pobočku).</text:p>
          <text:p text:style-name="P5"/>
        </text:list-item>
        <text:list-item>
          <text:p text:style-name="P5">Může mít zaměstnanec více naplánovaných ohodnocení?</text:p>
          <text:p text:style-name="P5">Ne, zaměstnanec má v jednu dobu vždy jen jedno naplánované ohodnocení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0:48:45.550000000</meta:creation-date>
    <dc:date>2015-09-11T10:56:00.917000000</dc:date>
    <meta:editing-duration>PT4M28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3" meta:word-count="83" meta:character-count="537" meta:non-whitespace-character-count="472"/>
  </office:meta>
</office:document-meta>
</file>